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f8f" officeooo:paragraph-rsid="001cdf8f"/>
    </style:style>
    <style:style style:name="P2" style:family="paragraph" style:parent-style-name="Standard">
      <style:text-properties officeooo:rsid="001e02e1" officeooo:paragraph-rsid="001e02e1"/>
    </style:style>
    <style:style style:name="P3" style:family="paragraph" style:parent-style-name="Standard">
      <style:text-properties officeooo:rsid="001e4a78" officeooo:paragraph-rsid="001e4a78"/>
    </style:style>
    <style:style style:name="P4" style:family="paragraph" style:parent-style-name="Standard">
      <style:text-properties officeooo:rsid="00201173" officeooo:paragraph-rsid="00201173"/>
    </style:style>
    <style:style style:name="P5" style:family="paragraph" style:parent-style-name="Standard">
      <style:text-properties officeooo:rsid="0021d4c5" officeooo:paragraph-rsid="0021d4c5"/>
    </style:style>
    <style:style style:name="P6" style:family="paragraph" style:parent-style-name="Standard" style:list-style-name="L1">
      <style:text-properties officeooo:rsid="0021d4c5" officeooo:paragraph-rsid="0021d4c5"/>
    </style:style>
    <style:style style:name="P7" style:family="paragraph" style:parent-style-name="Standard">
      <style:text-properties officeooo:rsid="0021d4c5" officeooo:paragraph-rsid="0023919c"/>
    </style:style>
    <style:style style:name="T1" style:family="text">
      <style:text-properties officeooo:rsid="001e4a78"/>
    </style:style>
    <style:style style:name="T2" style:family="text">
      <style:text-properties officeooo:rsid="00201173"/>
    </style:style>
    <style:style style:name="T3" style:family="text">
      <style:text-properties officeooo:rsid="00213071"/>
    </style:style>
    <style:style style:name="T4" style:family="text">
      <style:text-properties officeooo:rsid="002391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r. Zwick,</text:p>
      <text:p text:style-name="P1"/>
      <text:p text:style-name="P2">Dr. Jarvis recently emailed the ACME graduates of 2020 about the <text:span text:style-name="T1">Data Science internship at Pulse Labs. <text:s/>I read over the position description today to determine how I would fit. <text:s/>I immediately started thinking of some of my fellow classmates who would be amazing fits for your company.</text:span></text:p>
      <text:p text:style-name="P2"/>
      <text:p text:style-name="P3">The best <text:span text:style-name="T3">ACME students</text:span> I can think of for this position are Seong Cho, Adam Fidler, and Nathaniel Robinson. <text:s/><text:span text:style-name="T2">Seong did a summer internship with Cobalt Speech before graduating in 2019. <text:s/>He minored in computer science and linguistics. <text:s/>Adam graduated in 2020 with a minor in computational linguistics. <text:s/>Nathaniel will graduate in 2021, and he’s doing a minor in linguistics.</text:span></text:p>
      <text:p text:style-name="P4"/>
      <text:p text:style-name="P5">Nathaniel is still working as a research assistant, and I think Seong is still working as a TA. <text:s/>Adam is actively searching for a job. <text:s/>I’m sure any of them would be happy to hear from you on LinkedIn:</text:p>
      <text:list xml:id="list3082669628" text:style-name="L1">
        <text:list-item>
          <text:p text:style-name="P6"><text:a xlink:type="simple" xlink:href="https://www.linkedin.com/in/seong-eun-cho-7b3266108/" text:style-name="Internet_20_link" text:visited-style-name="Visited_20_Internet_20_Link">https://www.linkedin.com/in/seong-eun-cho-7b3266108/</text:a></text:p>
        </text:list-item>
        <text:list-item>
          <text:p text:style-name="P6"><text:a xlink:type="simple" xlink:href="https://www.linkedin.com/in/nathaniel-robinson/" text:style-name="Internet_20_link" text:visited-style-name="Visited_20_Internet_20_Link">https://www.linkedin.com/in/nathaniel-robinson/</text:a></text:p>
        </text:list-item>
        <text:list-item>
          <text:p text:style-name="P6"><text:a xlink:type="simple" xlink:href="https://www.linkedin.com/in/j-adam-fidler/" text:style-name="Internet_20_link" text:visited-style-name="Visited_20_Internet_20_Link">https://www.linkedin.com/in/j-adam-fidler/</text:a></text:p>
        </text:list-item>
      </text:list>
      <text:p text:style-name="P4"/>
      <text:p text:style-name="P7">While I might not be as good of a fit as Seong, Nathaniel, or Adam, I’d also be happy to work with your Data Science team. <text:s/>Most of my professional experience up to this point has been working as a math tutor. <text:s/>At the moment I’m trying to pivot into some career experience applying math, instead of teaching it. <text:s/>This seems like a good opportunity to do that. <text:s/>I completed the ACME program this April, along with a Computer Science minor. <text:s/>I’ve attached my resume.</text:p>
      <text:p text:style-name="P7"/>
      <text:p text:style-name="P7"><text:span text:style-name="T4">Thanks for your time!</text:span></text:p>
      <text:p text:style-name="P7"/>
      <text:p text:style-name="P7">-<text:span text:style-name="T4">Logan Schelly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4:49:44.827700342</meta:creation-date>
    <dc:date>2020-07-13T21:19:17.595458847</dc:date>
    <meta:editing-duration>PT5M4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46" meta:character-count="1513" meta:non-whitespace-character-count="1266"/>
  </office:meta>
</office:document-meta>
</file>